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879f" officeooo:paragraph-rsid="0007879f"/>
    </style:style>
    <style:style style:name="P2" style:family="paragraph" style:parent-style-name="Standard">
      <style:text-properties officeooo:rsid="0007879f" officeooo:paragraph-rsid="00094938"/>
    </style:style>
    <style:style style:name="P3" style:family="paragraph" style:parent-style-name="Standard">
      <style:text-properties officeooo:rsid="0008690b" officeooo:paragraph-rsid="00094938"/>
    </style:style>
    <style:style style:name="P4" style:family="paragraph" style:parent-style-name="Standard">
      <style:text-properties officeooo:rsid="000cee60" officeooo:paragraph-rsid="000cee60"/>
    </style:style>
    <style:style style:name="P5" style:family="paragraph" style:parent-style-name="Standard">
      <style:text-properties officeooo:rsid="000f801b" officeooo:paragraph-rsid="000f801b"/>
    </style:style>
    <style:style style:name="P6" style:family="paragraph" style:parent-style-name="Standard">
      <style:text-properties fo:font-weight="normal" officeooo:rsid="000cee60" officeooo:paragraph-rsid="000cee60" style:font-weight-asian="normal" style:font-weight-complex="normal"/>
    </style:style>
    <style:style style:name="P7" style:family="paragraph" style:parent-style-name="Text_20_body">
      <style:text-properties officeooo:rsid="001abb0d" officeooo:paragraph-rsid="001abb0d"/>
    </style:style>
    <style:style style:name="P8" style:family="paragraph" style:parent-style-name="Text_20_body">
      <style:text-properties fo:font-weight="normal" officeooo:rsid="001b65b7" officeooo:paragraph-rsid="001b65b7" style:font-weight-asian="normal" style:font-weight-complex="normal"/>
    </style:style>
    <style:style style:name="P9" style:family="paragraph" style:parent-style-name="Text_20_body">
      <style:text-properties fo:font-weight="normal" officeooo:rsid="001c7dae" officeooo:paragraph-rsid="001c7dae" style:font-weight-asian="normal" style:font-weight-complex="normal"/>
    </style:style>
    <style:style style:name="P10" style:family="paragraph" style:parent-style-name="Text_20_body">
      <style:text-properties fo:font-weight="normal" officeooo:rsid="001d14c1" officeooo:paragraph-rsid="001d14c1" style:font-weight-asian="normal" style:font-weight-complex="normal"/>
    </style:style>
    <style:style style:name="P11" style:family="paragraph" style:parent-style-name="Text_20_body">
      <style:text-properties fo:font-weight="normal" officeooo:rsid="001ec996" officeooo:paragraph-rsid="001ec996" style:font-weight-asian="normal" style:font-weight-complex="normal"/>
    </style:style>
    <style:style style:name="P12" style:family="paragraph" style:parent-style-name="Text_20_body">
      <style:text-properties fo:font-weight="normal" officeooo:rsid="002069c3" officeooo:paragraph-rsid="002069c3" style:font-weight-asian="normal" style:font-weight-complex="normal"/>
    </style:style>
    <style:style style:name="P13" style:family="paragraph" style:parent-style-name="Text_20_body">
      <style:text-properties fo:font-weight="normal" officeooo:rsid="0024b6bd" officeooo:paragraph-rsid="0024b6bd" style:font-weight-asian="normal" style:font-weight-complex="normal"/>
    </style:style>
    <style:style style:name="P14" style:family="paragraph" style:parent-style-name="Text_20_body">
      <style:text-properties fo:font-weight="normal" officeooo:rsid="004fd0fe" officeooo:paragraph-rsid="004fd0fe" style:font-weight-asian="normal" style:font-weight-complex="normal"/>
    </style:style>
    <style:style style:name="P15" style:family="paragraph" style:parent-style-name="Text_20_body">
      <style:text-properties fo:font-weight="normal" officeooo:rsid="00515864" officeooo:paragraph-rsid="00515864" style:font-weight-asian="normal" style:font-weight-complex="normal"/>
    </style:style>
    <style:style style:name="P16" style:family="paragraph" style:parent-style-name="Text_20_body">
      <style:text-properties fo:font-weight="normal" officeooo:rsid="0044a13d" officeooo:paragraph-rsid="0044a13d" style:font-weight-asian="normal" style:font-weight-complex="normal"/>
    </style:style>
    <style:style style:name="P17" style:family="paragraph" style:parent-style-name="Text_20_body">
      <style:text-properties officeooo:rsid="002a582e" officeooo:paragraph-rsid="002a582e"/>
    </style:style>
    <style:style style:name="P18" style:family="paragraph" style:parent-style-name="Text_20_body">
      <style:text-properties officeooo:rsid="002c4a81" officeooo:paragraph-rsid="002c4a81"/>
    </style:style>
    <style:style style:name="P19" style:family="paragraph" style:parent-style-name="Text_20_body">
      <style:text-properties officeooo:rsid="00308ef7" officeooo:paragraph-rsid="00308ef7"/>
    </style:style>
    <style:style style:name="P20" style:family="paragraph" style:parent-style-name="Text_20_body">
      <style:text-properties officeooo:rsid="00324bd5" officeooo:paragraph-rsid="00324bd5"/>
    </style:style>
    <style:style style:name="P21" style:family="paragraph" style:parent-style-name="Text_20_body">
      <style:text-properties officeooo:rsid="003523f5" officeooo:paragraph-rsid="003523f5"/>
    </style:style>
    <style:style style:name="P22" style:family="paragraph" style:parent-style-name="Text_20_body">
      <style:text-properties officeooo:rsid="00366b7f" officeooo:paragraph-rsid="00366b7f"/>
    </style:style>
    <style:style style:name="P23" style:family="paragraph" style:parent-style-name="Text_20_body">
      <style:text-properties officeooo:rsid="003fd9cf" officeooo:paragraph-rsid="003fd9cf"/>
    </style:style>
    <style:style style:name="P24" style:family="paragraph" style:parent-style-name="Text_20_body">
      <style:text-properties officeooo:rsid="00417ffe" officeooo:paragraph-rsid="00417ffe"/>
    </style:style>
    <style:style style:name="P25" style:family="paragraph" style:parent-style-name="Text_20_body">
      <style:text-properties officeooo:rsid="0042b015" officeooo:paragraph-rsid="0042b015"/>
    </style:style>
    <style:style style:name="P26" style:family="paragraph" style:parent-style-name="Text_20_body">
      <style:text-properties officeooo:rsid="0042e053" officeooo:paragraph-rsid="0042e053"/>
    </style:style>
    <style:style style:name="P27" style:family="paragraph" style:parent-style-name="Text_20_body">
      <style:text-properties officeooo:rsid="0048ba1e" officeooo:paragraph-rsid="0048ba1e"/>
    </style:style>
    <style:style style:name="P28" style:family="paragraph" style:parent-style-name="Text_20_body">
      <style:text-properties officeooo:rsid="0049fecd" officeooo:paragraph-rsid="0049fecd"/>
    </style:style>
    <style:style style:name="P29" style:family="paragraph" style:parent-style-name="Text_20_body">
      <style:text-properties officeooo:rsid="004abda3" officeooo:paragraph-rsid="004abda3"/>
    </style:style>
    <style:style style:name="P30" style:family="paragraph" style:parent-style-name="Text_20_body">
      <style:text-properties officeooo:rsid="004bdce0" officeooo:paragraph-rsid="004bdce0"/>
    </style:style>
    <style:style style:name="P31" style:family="paragraph" style:parent-style-name="Text_20_body">
      <style:text-properties officeooo:rsid="004cc3dc" officeooo:paragraph-rsid="004cc3dc"/>
    </style:style>
    <style:style style:name="P32" style:family="paragraph" style:parent-style-name="Text_20_body">
      <style:text-properties officeooo:rsid="004eac13" officeooo:paragraph-rsid="004eac13"/>
    </style:style>
    <style:style style:name="P33" style:family="paragraph" style:parent-style-name="Text_20_body">
      <style:text-properties fo:font-size="14pt" fo:font-weight="bold" officeooo:rsid="004f7b24" officeooo:paragraph-rsid="004f7b24" style:font-size-asian="14pt" style:font-weight-asian="bold" style:font-size-complex="14pt" style:font-weight-complex="bold"/>
    </style:style>
    <style:style style:name="P34" style:family="paragraph" style:parent-style-name="Text_20_body">
      <style:text-properties officeooo:paragraph-rsid="00515864"/>
    </style:style>
    <style:style style:name="P35" style:family="paragraph" style:parent-style-name="Text_20_body">
      <style:text-properties officeooo:rsid="005404d3" officeooo:paragraph-rsid="005404d3"/>
    </style:style>
    <style:style style:name="P36" style:family="paragraph" style:parent-style-name="Text_20_body">
      <style:text-properties officeooo:rsid="00542427" officeooo:paragraph-rsid="00542427"/>
    </style:style>
    <style:style style:name="P37" style:family="paragraph" style:parent-style-name="Text_20_body">
      <style:text-properties officeooo:rsid="00555827" officeooo:paragraph-rsid="00555827"/>
    </style:style>
    <style:style style:name="P38" style:family="paragraph" style:parent-style-name="Text_20_body">
      <style:text-properties officeooo:rsid="005900ed" officeooo:paragraph-rsid="005900ed"/>
    </style:style>
    <style:style style:name="P39" style:family="paragraph" style:parent-style-name="Text_20_body">
      <style:text-properties officeooo:rsid="005eb271" officeooo:paragraph-rsid="005eb271"/>
    </style:style>
    <style:style style:name="P40" style:family="paragraph" style:parent-style-name="Text_20_body">
      <style:text-properties officeooo:rsid="0061b0a4" officeooo:paragraph-rsid="0061b0a4"/>
    </style:style>
    <style:style style:name="P41" style:family="paragraph" style:parent-style-name="Text_20_body">
      <style:text-properties officeooo:rsid="00635842" officeooo:paragraph-rsid="00635842"/>
    </style:style>
    <style:style style:name="P42" style:family="paragraph" style:parent-style-name="Text_20_body">
      <style:text-properties officeooo:rsid="0066b98c" officeooo:paragraph-rsid="0066b98c"/>
    </style:style>
    <style:style style:name="P43" style:family="paragraph" style:parent-style-name="Text_20_body">
      <style:text-properties officeooo:rsid="006ab3ae" officeooo:paragraph-rsid="006ab3ae"/>
    </style:style>
    <style:style style:name="P44" style:family="paragraph" style:parent-style-name="Text_20_body">
      <style:text-properties officeooo:rsid="006af3b2" officeooo:paragraph-rsid="006af3b2"/>
    </style:style>
    <style:style style:name="P45" style:family="paragraph" style:parent-style-name="Text_20_body">
      <style:text-properties officeooo:rsid="006b6dc3" officeooo:paragraph-rsid="006b6dc3"/>
    </style:style>
    <style:style style:name="P46" style:family="paragraph" style:parent-style-name="Text_20_body">
      <style:text-properties officeooo:rsid="006f69c8" officeooo:paragraph-rsid="006f69c8"/>
    </style:style>
    <style:style style:name="P47" style:family="paragraph" style:parent-style-name="Text_20_body">
      <style:text-properties officeooo:rsid="00742aab" officeooo:paragraph-rsid="00742aab"/>
    </style:style>
    <style:style style:name="P48" style:family="paragraph" style:parent-style-name="Text_20_body">
      <style:text-properties officeooo:rsid="007ab39e" officeooo:paragraph-rsid="007ab39e"/>
    </style:style>
    <style:style style:name="P49" style:family="paragraph" style:parent-style-name="Text_20_body">
      <style:text-properties officeooo:rsid="007e81f6" officeooo:paragraph-rsid="007e81f6"/>
    </style:style>
    <style:style style:name="P50" style:family="paragraph" style:parent-style-name="Text_20_body">
      <style:text-properties officeooo:rsid="0081dc3e" officeooo:paragraph-rsid="0081dc3e"/>
    </style:style>
    <style:style style:name="P51" style:family="paragraph" style:parent-style-name="Text_20_body">
      <style:text-properties officeooo:rsid="00837b70" officeooo:paragraph-rsid="00837b70"/>
    </style:style>
    <style:style style:name="P52" style:family="paragraph" style:parent-style-name="Text_20_body">
      <style:text-properties officeooo:rsid="008b519b" officeooo:paragraph-rsid="008b519b"/>
    </style:style>
    <style:style style:name="P53" style:family="paragraph" style:parent-style-name="Text_20_body">
      <style:text-properties officeooo:rsid="00901719" officeooo:paragraph-rsid="00901719"/>
    </style:style>
    <style:style style:name="P54" style:family="paragraph" style:parent-style-name="Text_20_body">
      <style:text-properties officeooo:rsid="009766ce" officeooo:paragraph-rsid="009766ce"/>
    </style:style>
    <style:style style:name="P55" style:family="paragraph" style:parent-style-name="Text_20_body">
      <style:text-properties officeooo:rsid="00984b5e" officeooo:paragraph-rsid="00984b5e"/>
    </style:style>
    <style:style style:name="P56" style:family="paragraph" style:parent-style-name="Text_20_body">
      <style:text-properties officeooo:rsid="0098c202" officeooo:paragraph-rsid="0098c202"/>
    </style:style>
    <style:style style:name="P57" style:family="paragraph" style:parent-style-name="Text_20_body">
      <style:text-properties officeooo:rsid="0098c202" officeooo:paragraph-rsid="009d533b"/>
    </style:style>
    <style:style style:name="P58" style:family="paragraph" style:parent-style-name="Text_20_body">
      <style:text-properties officeooo:rsid="00a0c633" officeooo:paragraph-rsid="00a0c633"/>
    </style:style>
    <style:style style:name="P59" style:family="paragraph" style:parent-style-name="Text_20_body">
      <style:text-properties fo:font-weight="bold" officeooo:rsid="0093b1af" officeooo:paragraph-rsid="0093b1af" style:font-weight-asian="bold" style:font-weight-complex="bold"/>
    </style:style>
    <style:style style:name="P60" style:family="paragraph" style:parent-style-name="Text_20_body">
      <style:text-properties officeooo:rsid="00a2babd" officeooo:paragraph-rsid="00a2babd"/>
    </style:style>
    <style:style style:name="P61" style:family="paragraph" style:parent-style-name="Text_20_body">
      <style:text-properties officeooo:rsid="00a5eb78" officeooo:paragraph-rsid="00a5eb78"/>
    </style:style>
    <style:style style:name="P62" style:family="paragraph" style:parent-style-name="Text_20_body">
      <style:text-properties officeooo:rsid="00ac8bf4" officeooo:paragraph-rsid="00ac8bf4"/>
    </style:style>
    <style:style style:name="P63" style:family="paragraph" style:parent-style-name="Text_20_body">
      <style:text-properties officeooo:rsid="00aed595" officeooo:paragraph-rsid="00aed595"/>
    </style:style>
    <style:style style:name="P64" style:family="paragraph" style:parent-style-name="Text_20_body">
      <style:text-properties officeooo:rsid="00b3a74e" officeooo:paragraph-rsid="00b3a74e"/>
    </style:style>
    <style:style style:name="P65" style:family="paragraph" style:parent-style-name="Text_20_body">
      <style:text-properties officeooo:rsid="00b60747" officeooo:paragraph-rsid="00b60747"/>
    </style:style>
    <style:style style:name="P66" style:family="paragraph" style:parent-style-name="Text_20_body">
      <style:text-properties officeooo:rsid="00b8aad6" officeooo:paragraph-rsid="00b8aad6"/>
    </style:style>
    <style:style style:name="P67" style:family="paragraph" style:parent-style-name="Text_20_body">
      <style:text-properties officeooo:rsid="00bd60d4" officeooo:paragraph-rsid="00bd60d4"/>
    </style:style>
    <style:style style:name="P68" style:family="paragraph" style:parent-style-name="Text_20_body">
      <style:text-properties officeooo:rsid="00bf03d4" officeooo:paragraph-rsid="00bf03d4"/>
    </style:style>
    <style:style style:name="P69" style:family="paragraph" style:parent-style-name="Text_20_body">
      <style:text-properties officeooo:rsid="00c88bde" officeooo:paragraph-rsid="00c88bde"/>
    </style:style>
    <style:style style:name="P70" style:family="paragraph" style:parent-style-name="Text_20_body">
      <style:text-properties officeooo:paragraph-rsid="00c88bde"/>
    </style:style>
    <style:style style:name="P71" style:family="paragraph" style:parent-style-name="Text_20_body">
      <style:text-properties officeooo:rsid="00cc6975" officeooo:paragraph-rsid="00cc6975"/>
    </style:style>
    <style:style style:name="P72" style:family="paragraph" style:parent-style-name="Text_20_body">
      <style:text-properties officeooo:rsid="00cddb9d" officeooo:paragraph-rsid="00cddb9d"/>
    </style:style>
    <style:style style:name="P73" style:family="paragraph" style:parent-style-name="Text_20_body">
      <style:text-properties officeooo:rsid="00d56f56" officeooo:paragraph-rsid="00d56f56"/>
    </style:style>
    <style:style style:name="P74" style:family="paragraph" style:parent-style-name="Text_20_body">
      <style:text-properties officeooo:rsid="0044a13d" officeooo:paragraph-rsid="0044a13d"/>
    </style:style>
    <style:style style:name="P75" style:family="paragraph" style:parent-style-name="Text_20_body">
      <style:text-properties officeooo:rsid="00ea18a4" officeooo:paragraph-rsid="00ea18a4"/>
    </style:style>
    <style:style style:name="P76" style:family="paragraph" style:parent-style-name="Text_20_body">
      <style:text-properties officeooo:rsid="00f0088b" officeooo:paragraph-rsid="00f0088b"/>
    </style:style>
    <style:style style:name="P77" style:family="paragraph" style:parent-style-name="Text_20_body">
      <style:text-properties officeooo:rsid="00f513a1" officeooo:paragraph-rsid="00f513a1"/>
    </style:style>
    <style:style style:name="P78" style:family="paragraph" style:parent-style-name="Table_20_Contents">
      <style:text-properties officeooo:rsid="00a0d1c2" officeooo:paragraph-rsid="00a0d1c2"/>
    </style:style>
    <style:style style:name="P79" style:family="paragraph" style:parent-style-name="Table_20_Contents">
      <style:paragraph-properties fo:text-align="center" style:justify-single-word="false"/>
      <style:text-properties officeooo:rsid="00a0d1c2" officeooo:paragraph-rsid="00a0d1c2"/>
    </style:style>
    <style:style style:name="P80" style:family="paragraph" style:parent-style-name="Table_20_Contents">
      <style:text-properties officeooo:rsid="00a0f580" officeooo:paragraph-rsid="00a0f580"/>
    </style:style>
    <style:style style:name="P81" style:family="paragraph" style:parent-style-name="Text_20_body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82" style:family="paragraph" style:parent-style-name="Text_20_body">
      <style:paragraph-properties fo:margin-left="1.251cm" fo:margin-right="0cm" fo:text-indent="0cm" style:auto-text-indent="false"/>
      <style:text-properties fo:font-style="italic" officeooo:rsid="00c91723" officeooo:paragraph-rsid="00c91723" style:font-style-asian="italic" style:font-style-complex="italic"/>
    </style:style>
    <style:style style:name="P8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style="italic" officeooo:rsid="00d3512d" officeooo:paragraph-rsid="00d3512d" style:font-style-asian="italic" style:font-style-complex="italic"/>
    </style:style>
    <style:style style:name="P84" style:family="paragraph" style:parent-style-name="Text_20_body">
      <style:paragraph-properties fo:margin-left="1.251cm" fo:margin-right="0cm" fo:text-indent="0cm" style:auto-text-indent="false"/>
      <style:text-properties fo:font-style="italic" officeooo:rsid="00b43f6d" officeooo:paragraph-rsid="00b43f6d" style:font-style-asian="italic" style:font-style-complex="italic"/>
    </style:style>
    <style:style style:name="P85" style:family="paragraph" style:parent-style-name="Text_20_body">
      <style:paragraph-properties fo:margin-left="1.251cm" fo:margin-right="0cm" fo:text-indent="0cm" style:auto-text-indent="false"/>
      <style:text-properties fo:font-style="italic" officeooo:rsid="00a2b2c1" officeooo:paragraph-rsid="00a2b2c1" style:font-style-asian="italic" style:font-style-complex="italic"/>
    </style:style>
    <style:style style:name="P86" style:family="paragraph" style:parent-style-name="Text_20_body">
      <style:paragraph-properties fo:margin-left="1.251cm" fo:margin-right="0cm" fo:text-indent="0cm" style:auto-text-indent="false"/>
      <style:text-properties fo:font-style="italic" officeooo:rsid="009eb448" officeooo:paragraph-rsid="009eb448" style:font-style-asian="italic" style:font-style-complex="italic"/>
    </style:style>
    <style:style style:name="P87" style:family="paragraph" style:parent-style-name="Text_20_body">
      <style:paragraph-properties fo:margin-left="1.251cm" fo:margin-right="0cm" fo:text-indent="0cm" style:auto-text-indent="false"/>
      <style:text-properties fo:font-style="italic" officeooo:rsid="0093b1af" officeooo:paragraph-rsid="0093b1af" style:font-style-asian="italic" style:font-style-complex="italic"/>
    </style:style>
    <style:style style:name="P88" style:family="paragraph" style:parent-style-name="Text_20_body">
      <style:paragraph-properties fo:margin-left="1.251cm" fo:margin-right="0cm" fo:text-indent="0cm" style:auto-text-indent="false"/>
      <style:text-properties fo:font-style="italic" officeooo:rsid="00837b70" officeooo:paragraph-rsid="00837b70" style:font-style-asian="italic" style:font-style-complex="italic"/>
    </style:style>
    <style:style style:name="P89" style:family="paragraph" style:parent-style-name="Text_20_body">
      <style:paragraph-properties fo:margin-left="1.251cm" fo:margin-right="0cm" fo:text-indent="0cm" style:auto-text-indent="false"/>
      <style:text-properties fo:font-style="italic" officeooo:rsid="00635842" officeooo:paragraph-rsid="00635842" style:font-style-asian="italic" style:font-style-complex="italic"/>
    </style:style>
    <style:style style:name="P90" style:family="paragraph" style:parent-style-name="Text_20_body">
      <style:paragraph-properties fo:margin-left="1.251cm" fo:margin-right="0cm" fo:text-indent="0cm" style:auto-text-indent="false"/>
      <style:text-properties fo:font-style="italic" officeooo:rsid="00573a7e" officeooo:paragraph-rsid="00573a7e" style:font-style-asian="italic" style:font-style-complex="italic"/>
    </style:style>
    <style:style style:name="P91" style:family="paragraph" style:parent-style-name="Text_20_body">
      <style:paragraph-properties fo:margin-left="1.251cm" fo:margin-right="0cm" fo:text-indent="0cm" style:auto-text-indent="false"/>
      <style:text-properties fo:font-style="italic" officeooo:rsid="0048ba1e" officeooo:paragraph-rsid="0048ba1e" style:font-style-asian="italic" style:font-style-complex="italic"/>
    </style:style>
    <style:style style:name="P92" style:family="paragraph" style:parent-style-name="Text_20_body">
      <style:paragraph-properties fo:margin-left="1.251cm" fo:margin-right="0cm" fo:text-indent="0cm" style:auto-text-indent="false"/>
      <style:text-properties fo:font-style="italic" officeooo:rsid="00f0088b" officeooo:paragraph-rsid="00f0088b" style:font-style-asian="italic" style:font-style-complex="italic"/>
    </style:style>
    <style:style style:name="P93" style:family="paragraph" style:parent-style-name="Text_20_body">
      <style:paragraph-properties fo:margin-left="1.251cm" fo:margin-right="0cm" fo:text-indent="0cm" style:auto-text-indent="false"/>
      <style:text-properties fo:font-style="italic" officeooo:rsid="00f3450e" officeooo:paragraph-rsid="00f3450e" style:font-style-asian="italic" style:font-style-complex="italic"/>
    </style:style>
    <style:style style:name="P94" style:family="paragraph" style:parent-style-name="Text_20_body">
      <style:text-properties fo:font-weight="normal" officeooo:rsid="00b051ba" officeooo:paragraph-rsid="00aed595" style:font-weight-asian="normal" style:font-weight-complex="normal"/>
    </style:style>
    <style:style style:name="P95" style:family="paragraph" style:parent-style-name="Text_20_body">
      <style:text-properties officeooo:rsid="00cf9711" officeooo:paragraph-rsid="00d1d0c9"/>
    </style:style>
    <style:style style:name="P96" style:family="paragraph" style:parent-style-name="Text_20_body">
      <style:text-properties officeooo:rsid="00ec008c" officeooo:paragraph-rsid="00ecac02"/>
    </style:style>
    <style:style style:name="P97" style:family="paragraph" style:parent-style-name="Text_20_body">
      <style:text-properties officeooo:rsid="00f835f6" officeooo:paragraph-rsid="00f835f6"/>
    </style:style>
    <style:style style:name="P98" style:family="paragraph" style:parent-style-name="Text_20_body">
      <style:text-properties officeooo:rsid="0116d101" officeooo:paragraph-rsid="0116d101"/>
    </style:style>
    <style:style style:name="P99" style:family="paragraph" style:parent-style-name="Text_20_body">
      <style:text-properties officeooo:rsid="012e01c4" officeooo:paragraph-rsid="012e01c4"/>
    </style:style>
    <style:style style:name="P100" style:family="paragraph" style:parent-style-name="Text_20_body">
      <style:text-properties officeooo:rsid="012f842c" officeooo:paragraph-rsid="012f842c"/>
    </style:style>
    <style:style style:name="P101" style:family="paragraph" style:parent-style-name="Text_20_body">
      <style:text-properties officeooo:rsid="0130e8b4" officeooo:paragraph-rsid="0130e8b4"/>
    </style:style>
    <style:style style:name="P102" style:family="paragraph" style:parent-style-name="Text_20_body">
      <style:text-properties officeooo:rsid="01387f00" officeooo:paragraph-rsid="01387f00"/>
    </style:style>
    <style:style style:name="P103" style:family="paragraph" style:parent-style-name="Text_20_body">
      <style:text-properties officeooo:rsid="0138dd85" officeooo:paragraph-rsid="0138dd85"/>
    </style:style>
    <style:style style:name="P104" style:family="paragraph" style:parent-style-name="Text_20_body">
      <style:text-properties officeooo:rsid="01398d47" officeooo:paragraph-rsid="01398d47"/>
    </style:style>
    <style:style style:name="P105" style:family="paragraph" style:parent-style-name="Text_20_body">
      <style:text-properties officeooo:rsid="013b1ea4" officeooo:paragraph-rsid="013b1ea4"/>
    </style:style>
    <style:style style:name="P106" style:family="paragraph" style:parent-style-name="Text_20_body">
      <style:text-properties officeooo:rsid="013c1fd3" officeooo:paragraph-rsid="013c1fd3"/>
    </style:style>
    <style:style style:name="P107" style:family="paragraph" style:parent-style-name="Text_20_body">
      <style:text-properties officeooo:rsid="01422f10" officeooo:paragraph-rsid="01422f10"/>
    </style:style>
    <style:style style:name="P108" style:family="paragraph" style:parent-style-name="Text_20_body">
      <style:text-properties officeooo:rsid="0145c7b2" officeooo:paragraph-rsid="0145c7b2"/>
    </style:style>
    <style:style style:name="P109" style:family="paragraph" style:parent-style-name="Text_20_body">
      <style:text-properties officeooo:paragraph-rsid="0148c7ae"/>
    </style:style>
    <style:style style:name="P110" style:family="paragraph" style:parent-style-name="Text_20_body">
      <style:text-properties officeooo:rsid="01503c34" officeooo:paragraph-rsid="01503c34"/>
    </style:style>
    <style:style style:name="P111" style:family="paragraph" style:parent-style-name="Text_20_body">
      <style:text-properties officeooo:paragraph-rsid="0154ff93"/>
    </style:style>
    <style:style style:name="P112" style:family="paragraph" style:parent-style-name="Text_20_body">
      <style:text-properties officeooo:rsid="015823f6" officeooo:paragraph-rsid="015823f6"/>
    </style:style>
    <style:style style:name="P113" style:family="paragraph" style:parent-style-name="Text_20_body">
      <style:text-properties officeooo:paragraph-rsid="015f34fa"/>
    </style:style>
    <style:style style:name="P114" style:family="paragraph" style:parent-style-name="Text_20_body">
      <style:paragraph-properties fo:margin-left="1.251cm" fo:margin-right="0cm" fo:text-indent="0cm" style:auto-text-indent="false"/>
      <style:text-properties fo:font-style="italic" officeooo:rsid="005eb271" officeooo:paragraph-rsid="005eb271" style:font-style-asian="italic" style:font-style-complex="italic"/>
    </style:style>
    <style:style style:name="P115" style:family="paragraph" style:parent-style-name="Text_20_body">
      <style:paragraph-properties fo:margin-left="1.251cm" fo:margin-right="0cm" fo:text-indent="0cm" style:auto-text-indent="false"/>
      <style:text-properties fo:font-style="italic" officeooo:rsid="007897d2" officeooo:paragraph-rsid="007897d2" style:font-style-asian="italic" style:font-style-complex="italic"/>
    </style:style>
    <style:style style:name="P116" style:family="paragraph" style:parent-style-name="Text_20_body">
      <style:paragraph-properties fo:margin-left="1.251cm" fo:margin-right="0cm" fo:text-indent="0cm" style:auto-text-indent="false"/>
      <style:text-properties fo:font-style="italic" officeooo:rsid="007ab39e" officeooo:paragraph-rsid="007ab39e" style:font-style-asian="italic" style:font-style-complex="italic"/>
    </style:style>
    <style:style style:name="P117" style:family="paragraph" style:parent-style-name="Text_20_body">
      <style:paragraph-properties fo:margin-left="1.251cm" fo:margin-right="0cm" fo:text-indent="0cm" style:auto-text-indent="false"/>
      <style:text-properties fo:font-style="italic" officeooo:rsid="0104ef84" officeooo:paragraph-rsid="0104ef84" style:font-style-asian="italic" style:font-style-complex="italic"/>
    </style:style>
    <style:style style:name="P118" style:family="paragraph" style:parent-style-name="Text_20_body">
      <style:paragraph-properties fo:margin-left="1.251cm" fo:margin-right="0cm" fo:text-indent="0cm" style:auto-text-indent="false"/>
      <style:text-properties fo:font-style="italic" officeooo:rsid="01203919" officeooo:paragraph-rsid="01203919" style:font-style-asian="italic" style:font-style-complex="italic"/>
    </style:style>
    <style:style style:name="P119" style:family="paragraph" style:parent-style-name="Text_20_body">
      <style:paragraph-properties fo:margin-left="1.251cm" fo:margin-right="0cm" fo:text-indent="0cm" style:auto-text-indent="false"/>
      <style:text-properties fo:font-style="italic" officeooo:rsid="012184f9" officeooo:paragraph-rsid="012184f9" style:font-style-asian="italic" style:font-style-complex="italic"/>
    </style:style>
    <style:style style:name="P120" style:family="paragraph" style:parent-style-name="Text_20_body">
      <style:paragraph-properties fo:margin-left="1.251cm" fo:margin-right="0cm" fo:text-indent="0cm" style:auto-text-indent="false"/>
      <style:text-properties fo:font-style="italic" officeooo:rsid="0149b898" officeooo:paragraph-rsid="0149b898" style:font-style-asian="italic" style:font-style-complex="italic"/>
    </style:style>
    <style:style style:name="P121" style:family="paragraph" style:parent-style-name="Text_20_body">
      <style:paragraph-properties fo:margin-left="1.251cm" fo:margin-right="0cm" fo:text-indent="0cm" style:auto-text-indent="false"/>
      <style:text-properties fo:font-style="italic" officeooo:rsid="0160c318" officeooo:paragraph-rsid="0160c318" style:font-style-asian="italic" style:font-style-complex="italic"/>
    </style:style>
    <style:style style:name="P122" style:family="paragraph" style:parent-style-name="Text_20_body">
      <style:paragraph-properties fo:margin-left="1.251cm" fo:margin-right="0cm" fo:text-indent="0cm" style:auto-text-indent="false"/>
      <style:text-properties fo:font-style="italic" officeooo:rsid="0156d436" officeooo:paragraph-rsid="0156d436" style:font-style-asian="italic" style:font-style-complex="italic"/>
    </style:style>
    <style:style style:name="P123" style:family="paragraph" style:parent-style-name="Text_20_body">
      <style:paragraph-properties fo:margin-left="1.251cm" fo:margin-right="0cm" fo:text-indent="0cm" style:auto-text-indent="false"/>
      <style:text-properties fo:font-style="italic" fo:font-weight="normal" officeooo:rsid="006ab3ae" officeooo:paragraph-rsid="006ab3ae" style:font-style-asian="italic" style:font-weight-asian="normal" style:font-style-complex="italic" style:font-weight-complex="normal"/>
    </style:style>
    <style:style style:name="P124" style:family="paragraph" style:parent-style-name="Text_20_body">
      <style:paragraph-properties fo:margin-left="1.251cm" fo:margin-right="0cm" fo:text-indent="0cm" style:auto-text-indent="false"/>
      <style:text-properties fo:font-style="normal" officeooo:rsid="010f80b5" officeooo:paragraph-rsid="010f80b5" style:font-style-asian="normal" style:font-style-complex="normal"/>
    </style:style>
    <style:style style:name="P125" style:family="paragraph" style:parent-style-name="Text_20_body">
      <style:paragraph-properties fo:margin-left="1.251cm" fo:margin-right="0cm" fo:text-indent="0cm" style:auto-text-indent="false"/>
      <style:text-properties fo:font-style="normal" officeooo:rsid="0112e4e8" officeooo:paragraph-rsid="0112e4e8" style:font-style-asian="normal" style:font-style-complex="normal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style="normal" officeooo:rsid="0108f6e0" officeooo:paragraph-rsid="0108f6e0" style:font-style-asian="normal" style:font-style-complex="normal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fo:font-style="normal" officeooo:rsid="010ef8f5" officeooo:paragraph-rsid="010ef8f5" style:font-style-asian="normal" style:font-style-complex="normal"/>
    </style:style>
    <style:style style:name="P128" style:family="paragraph" style:parent-style-name="Text_20_body">
      <style:paragraph-properties fo:margin-left="0cm" fo:margin-right="0cm" fo:text-indent="0cm" style:auto-text-indent="false"/>
      <style:text-properties fo:font-style="normal" officeooo:rsid="011199f5" officeooo:paragraph-rsid="011199f5" style:font-style-asian="normal" style:font-style-complex="normal"/>
    </style:style>
    <style:style style:name="P129" style:family="paragraph" style:parent-style-name="Text_20_body">
      <style:paragraph-properties fo:margin-left="0cm" fo:margin-right="0cm" fo:text-indent="0cm" style:auto-text-indent="false"/>
      <style:text-properties fo:font-style="normal" officeooo:rsid="0123ced3" officeooo:paragraph-rsid="0123ced3" style:font-style-asian="normal" style:font-style-complex="normal"/>
    </style:style>
    <style:style style:name="P130" style:family="paragraph" style:parent-style-name="Text_20_body">
      <style:paragraph-properties fo:margin-left="0cm" fo:margin-right="0cm" fo:text-indent="0cm" style:auto-text-indent="false"/>
      <style:text-properties fo:font-style="normal" officeooo:rsid="01256a8e" officeooo:paragraph-rsid="01256a8e" style:font-style-asian="normal" style:font-style-complex="normal"/>
    </style:style>
    <style:style style:name="P131" style:family="paragraph" style:parent-style-name="Text_20_body">
      <style:paragraph-properties fo:margin-left="0cm" fo:margin-right="0cm" fo:text-indent="0cm" style:auto-text-indent="false"/>
      <style:text-properties fo:font-style="normal" officeooo:rsid="012624b2" officeooo:paragraph-rsid="012624b2" style:font-style-asian="normal" style:font-style-complex="normal"/>
    </style:style>
    <style:style style:name="P132" style:family="paragraph" style:parent-style-name="Text_20_body">
      <style:paragraph-properties fo:margin-left="0cm" fo:margin-right="0cm" fo:text-indent="0cm" style:auto-text-indent="false"/>
      <style:text-properties fo:font-style="normal" officeooo:rsid="01279daf" officeooo:paragraph-rsid="01279daf" style:font-style-asian="normal" style:font-style-complex="normal"/>
    </style:style>
    <style:style style:name="P133" style:family="paragraph" style:parent-style-name="Text_20_body">
      <style:paragraph-properties fo:margin-left="0cm" fo:margin-right="0cm" fo:text-indent="0cm" style:auto-text-indent="false"/>
      <style:text-properties fo:font-style="normal" officeooo:rsid="0128a36a" officeooo:paragraph-rsid="0128a36a" style:font-style-asian="normal" style:font-style-complex="normal"/>
    </style:style>
    <style:style style:name="P134" style:family="paragraph" style:parent-style-name="Text_20_body">
      <style:paragraph-properties fo:margin-left="0cm" fo:margin-right="0cm" fo:text-indent="0cm" style:auto-text-indent="false"/>
      <style:text-properties fo:font-style="normal" officeooo:rsid="012bf845" officeooo:paragraph-rsid="012bf845" style:font-style-asian="normal" style:font-style-complex="normal"/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fo:font-style="normal" officeooo:rsid="012c191e" officeooo:paragraph-rsid="012c191e" style:font-style-asian="normal" style:font-style-complex="normal"/>
    </style:style>
    <style:style style:name="P136" style:family="paragraph" style:parent-style-name="Text_20_body">
      <style:paragraph-properties fo:margin-left="0cm" fo:margin-right="0cm" fo:text-indent="0cm" style:auto-text-indent="false"/>
      <style:text-properties officeooo:paragraph-rsid="012e01c4"/>
    </style:style>
    <style:style style:name="P137" style:family="paragraph" style:parent-style-name="Text_20_body">
      <style:paragraph-properties fo:margin-left="0cm" fo:margin-right="0cm" fo:text-indent="0cm" style:auto-text-indent="false"/>
      <style:text-properties officeooo:rsid="0162d00e" officeooo:paragraph-rsid="0162d00e"/>
    </style:style>
    <style:style style:name="P138" style:family="paragraph" style:parent-style-name="Text_20_body">
      <style:paragraph-properties fo:margin-left="0cm" fo:margin-right="0cm" fo:text-indent="0cm" style:auto-text-indent="false"/>
      <style:text-properties officeooo:rsid="01651597" officeooo:paragraph-rsid="01651597"/>
    </style:style>
    <style:style style:name="P139" style:family="paragraph" style:parent-style-name="Heading_20_3">
      <style:text-properties officeooo:paragraph-rsid="00c88bde"/>
    </style:style>
    <style:style style:name="P140" style:family="paragraph" style:parent-style-name="Heading_20_3" style:master-page-name="">
      <loext:graphic-properties draw:fill="none"/>
      <style:paragraph-properties fo:margin-left="0cm" fo:margin-right="0.199cm" fo:margin-top="0.499cm" fo:margin-bottom="0.499cm" loext:contextual-spacing="false" fo:text-indent="0cm" style:auto-text-indent="false" style:page-number="auto" fo:background-color="transparent" fo:keep-with-next="always"/>
    </style:style>
    <style:style style:name="P141" style:family="paragraph" style:parent-style-name="Heading_20_3">
      <style:paragraph-properties fo:margin-top="0.499cm" fo:margin-bottom="0.499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c996"/>
    </style:style>
    <style:style style:name="T4" style:family="text">
      <style:text-properties officeooo:rsid="00458708"/>
    </style:style>
    <style:style style:name="T5" style:family="text">
      <style:text-properties officeooo:rsid="004af047"/>
    </style:style>
    <style:style style:name="T6" style:family="text">
      <style:text-properties officeooo:rsid="004bdce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515864" style:font-weight-asian="normal" style:font-weight-complex="normal"/>
    </style:style>
    <style:style style:name="T9" style:family="text">
      <style:text-properties fo:font-weight="normal" officeooo:rsid="005262f6" style:font-weight-asian="normal" style:font-weight-complex="normal"/>
    </style:style>
    <style:style style:name="T10" style:family="text">
      <style:text-properties fo:font-weight="normal" officeooo:rsid="00a47c5e" style:font-weight-asian="normal" style:font-weight-complex="normal"/>
    </style:style>
    <style:style style:name="T11" style:family="text">
      <style:text-properties fo:font-weight="normal" officeooo:rsid="00a81324" style:font-weight-asian="normal" style:font-weight-complex="normal"/>
    </style:style>
    <style:style style:name="T12" style:family="text">
      <style:text-properties fo:font-weight="normal" officeooo:rsid="00b051ba" style:font-weight-asian="normal" style:font-weight-complex="normal"/>
    </style:style>
    <style:style style:name="T13" style:family="text">
      <style:text-properties officeooo:rsid="0059fae6"/>
    </style:style>
    <style:style style:name="T14" style:family="text">
      <style:text-properties officeooo:rsid="00627723"/>
    </style:style>
    <style:style style:name="T15" style:family="text">
      <style:text-properties officeooo:rsid="006c85c3"/>
    </style:style>
    <style:style style:name="T16" style:family="text">
      <style:text-properties officeooo:rsid="00712e22"/>
    </style:style>
    <style:style style:name="T17" style:family="text">
      <style:text-properties officeooo:rsid="0078138c"/>
    </style:style>
    <style:style style:name="T18" style:family="text">
      <style:text-properties officeooo:rsid="00791c66"/>
    </style:style>
    <style:style style:name="T19" style:family="text">
      <style:text-properties officeooo:rsid="008e680d"/>
    </style:style>
    <style:style style:name="T20" style:family="text">
      <style:text-properties officeooo:rsid="009d533b"/>
    </style:style>
    <style:style style:name="T21" style:family="text">
      <style:text-properties officeooo:rsid="00b62d8f"/>
    </style:style>
    <style:style style:name="T22" style:family="text">
      <style:text-properties officeooo:rsid="00ba8794"/>
    </style:style>
    <style:style style:name="T23" style:family="text">
      <style:text-properties officeooo:rsid="00f5cbb2"/>
    </style:style>
    <style:style style:name="T24" style:family="text">
      <style:text-properties officeooo:rsid="00fbf190"/>
    </style:style>
    <style:style style:name="T25" style:family="text">
      <style:text-properties officeooo:rsid="010ae757"/>
    </style:style>
    <style:style style:name="T26" style:family="text">
      <style:text-properties officeooo:rsid="0118592a"/>
    </style:style>
    <style:style style:name="T27" style:family="text">
      <style:text-properties officeooo:rsid="012515b2"/>
    </style:style>
    <style:style style:name="T28" style:family="text">
      <style:text-properties style:font-name="Liberation Serif1" officeooo:rsid="01294e23"/>
    </style:style>
    <style:style style:name="T29" style:family="text">
      <style:text-properties style:font-name="Liberation Serif" officeooo:rsid="01294e23"/>
    </style:style>
    <style:style style:name="T30" style:family="text">
      <style:text-properties fo:font-style="normal" fo:font-weight="bold" officeooo:rsid="012c191e" style:font-style-asian="normal" style:font-weight-asian="bold" style:font-style-complex="normal" style:font-weight-complex="bold"/>
    </style:style>
    <style:style style:name="T31" style:family="text">
      <style:text-properties fo:font-style="normal" officeooo:rsid="012c191e" style:font-style-asian="normal" style:font-style-complex="normal"/>
    </style:style>
    <style:style style:name="T32" style:family="text">
      <style:text-properties officeooo:rsid="0131723f"/>
    </style:style>
    <style:style style:name="T33" style:family="text">
      <style:text-properties officeooo:rsid="014075f0"/>
    </style:style>
    <style:style style:name="T34" style:family="text">
      <style:text-properties officeooo:rsid="0142b027"/>
    </style:style>
    <style:style style:name="T35" style:family="text">
      <style:text-properties officeooo:rsid="0145c7b2"/>
    </style:style>
    <style:style style:name="T36" style:family="text">
      <style:text-properties officeooo:rsid="014e0fc7"/>
    </style:style>
    <style:style style:name="T37" style:family="text">
      <style:text-properties officeooo:rsid="0153b523"/>
    </style:style>
    <style:style style:name="T38" style:family="text">
      <style:text-properties officeooo:rsid="0158ee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Title">Noções de Direito Constitucional</text:p>
      <text:p text:style-name="Title"/>
      <text:h text:style-name="Heading_20_1" text:outline-level="1">1 Direitos Fundamentais Diretos e Garantias Individuais e Coletivos</text:h>
      <text:p text:style-name="P1"/>
      <text:h text:style-name="Heading_20_2" text:outline-level="2">1.1 Direitos e Garantias Fundamentais</text:h>
      <text:p text:style-name="P1"/>
      <text:p text:style-name="P2">Já vimos que, na concepção ideal de constituição, esta deve prever os direitos de defesa do indivíduo contra o Poder do Estado, que são os chamados direitos fundamentais. Porém, modernamente se admite que estes vão muito além dessa limitação. Abarcando também o direito a uma vida digna e com plena participação na vida política da nação.</text:p>
      <text:p text:style-name="P2"/>
      <text:p text:style-name="P3">Nossa Constituição estabelece que as normas que consubstanciam direitos fundamentais são efícácia imediata.</text:p>
      <text:p text:style-name="P1"/>
      <text:h text:style-name="Heading_20_3" text:outline-level="3">1.1.1 Diferenciação entre Direitos e Garantias Fundamentais</text:h>
      <text:p text:style-name="P1"/>
      <text:p text:style-name="P4">Alguns autores fazem diferenciação entre direitos e garantias fundamentais, afirmando que aqueles preveem a proteção do indivíduo contra o arbítrio estatal e estas proveem meios ao exercício destes direitos, mormente quando violados, tendo assim um caráter instrumental e assecuratório.</text:p>
      <text:p text:style-name="P6"/>
      <text:p text:style-name="P5">Assim, por exemplo, o direito à liberdade seria um direito fundamental, ao passo que o <text:span text:style-name="T1">Habeas Corpus </text:span>seria uma garantia fundamental.</text:p>
      <text:p text:style-name="P1"/>
      <text:h text:style-name="Heading_20_3" text:outline-level="3">1.1.2 <text:span text:style-name="T5">Gerações</text:span> dos Direitos Fundamentais</text:h>
      <text:p text:style-name="P7"/>
      <text:p text:style-name="P7">Embora hoje se fale de direitos fundamentais de até sétima geração, a doutrina tradicionalmente identifica três gerações – ou dimensões – de direitos fundamentais, de acordo com sua evolução histórica, baseando-se na “Teoria das Gerações dos Direitos Fundamentais”, aventada pelo professor e jurísta alemão Karel Vasak.</text:p>
      <text:p text:style-name="P8">A partir da quarta geração, começa a haver divergência entre os constitucionalistas, seja sobre sua existência, seja sobre seu conteúdo, sendo por isso, quase nunca cobrados em provas, que costumam normalmente cobrar até a terceira geração (teoria de Vasak). Ainda assim, apresentam-se as quatro primeiras gerações ou dimensões:</text:p>
      <text:p text:style-name="P9"><text:soft-page-break/><text:span text:style-name="T2">Direitos de primeira geração:</text:span> direitos civis e políticos. Constituem as liberdades negativas, clássicas ou formais. Constituem limites à ingerência do Estado na vida privada. Estão ligados fundamentalmente à liberdade do indivíduo.</text:p>
      <text:p text:style-name="P10"><text:span text:style-name="T2">Direitos de segunda geração:</text:span> direitos econômicos, sociais e culturais. Não só <text:span text:style-name="T3">impõem limites ao Estado, mas também buscam garantir uma existência digna aos cidadãos. São chamadas de liberdades positivas, e podem ser associados à igualdade.</text:span></text:p>
      <text:p text:style-name="P11"><text:span text:style-name="T2">Direitos de terceira geração: </text:span>materializam poderes de titularidade coletiva, cujo exercício e benefício não se atém ao bem do indivíduo somente, mas de toda a coletividade (interesses difusos).</text:p>
      <text:p text:style-name="P12"><text:span text:style-name="T2">Ex.: </text:span>Direito a um meio ambiente equilibrado, progresso, a paz. Por não tutelarem direitos individuais nem de solidariedade ou fraternidade.</text:p>
      <text:p text:style-name="P13"><text:span text:style-name="T2">Direitos de quarta geração:</text:span> compreendem os direitos à democracia, informação e pluralismo, para uns, e os direitos relativos à biotecnologia, manipulação genética, para todos.</text:p>
      <text:h text:style-name="Heading_20_3" text:outline-level="3">1.1.3 Relatividade dos Direitos Fundamentais</text:h>
      <text:p text:style-name="P17"/>
      <text:p text:style-name="P17">Embora seja reconhecida a essencialidade dos direitos fundamentais, estes não são absolutos, sofrendo limitações em função de outros direitos fundamentais, tudo para o bem da própria sociedade.</text:p>
      <text:p text:style-name="P18">Assim, por exemplo, não se admite que práticas ilícitas sejam acobertadas pelo pretenso exercício de um direito fundamental e, no caso, de conflitos entre direitos fundamentais e outros direitos, esses poderão sofrer restrições.</text:p>
      <text:h text:style-name="Heading_20_3" text:outline-level="3">1.1.4 Destinatários dos Direitos Fundamentais</text:h>
      <text:p text:style-name="P19"/>
      <text:p text:style-name="P19">Não obstante nossa constituição afirmar que os direitos e garantias fundamentais são assegurados ao brasileiro e ao estrangeiro residente no Brasil, essa titularidade dos direitos deve ser ampliada para abarcar todos aqueles que se encontram no território brasileiro, sejam nacionais ou não.</text:p>
      <text:p text:style-name="P20">Da mesma forma, essa extensão alcança também as pessoas jurídicas, no que couber, evidentemente.</text:p>
      <text:h text:style-name="Heading_20_3" text:outline-level="3">1.1.5 Classificação dos Direitos Fundamentais Segundo a nossa Constituição</text:h>
      <text:p text:style-name="P21"/>
      <text:p text:style-name="P21">A classificação prevista em nossa Constituição permite identificar cinco classes de direitos e garantias fundamentais:</text:p>
      <text:p text:style-name="P21">&gt; Direitos e garantias individuais e coletivas;</text:p>
      <text:p text:style-name="P21">&gt; Direitos sociais;</text:p>
      <text:p text:style-name="P21"><text:soft-page-break/>&gt; Direitos de nacionalidade;</text:p>
      <text:p text:style-name="P21">&gt; Direitos políticos;</text:p>
      <text:p text:style-name="P21">&gt; Direitos relacionados à existência e organização dos partidos políticos.</text:p>
      <text:h text:style-name="Heading_20_2" text:outline-level="2">1.2 Direitos e Garantias Individuais e Coletivos</text:h>
      <text:p text:style-name="P22"/>
      <text:p text:style-name="P22">Os direitos e garantias individuais e coletivos estão elencados no Art. 5º de nossa Constituição Federal, o maior de todos os seus artigos, que, em seus 78 incisos, trata do tema organizando-o por assuntos.</text:p>
      <text:h text:style-name="Heading_20_3" text:outline-level="3">1.2.1 Princípio da Igualdade</text:h>
      <text:p text:style-name="Text_20_body"/>
      <text:p text:style-name="Text_20_body">Art.5º. Todos são iguais perante a lei, sem distinção de qualquer natureza, garantindo-se aos brasileiros e aos estrangeiros residentes no País a inviolabilidade do direito à vida, à liberdade, à igualdade, à segurança e à propriedade, no termos seguintes:</text:p>
      <text:p text:style-name="P81"><text:span text:style-name="T2">I.</text:span> Homens e mulheres são iguais em direitos e obrigações, no termo desta Constituição;</text:p>
      <text:p text:style-name="P23">O caput do Art. 5 destaca a importância deste princípio, ao afirmar que todos são iguais perante a lei. Não bastasse isso, complementa dizendo “sem distinção de qualquer natureza”. A igualdade é a base de um sistema jurídico justo.</text:p>
      <text:p text:style-name="P24">Evidentemente, essa igualdade prevista na Constituição deve ser vista em termos relativos, no sentido de que os iguais devem ser tratados igualmente e as situações distintas devem ser tratadas distintamente, na medida de sua desigualdade, de acordo com a máxima aritotélica de que “os iguais devem ser tratados de forma igual, e os desiguais, de forma desigual, na medida de sua desigualdade”.</text:p>
      <text:p text:style-name="P25">O que se veda é a discriminação arbitrária e injustificada. Assim, por exemplo, não seria inconstitucinal a norma que preveja a contratação somente de homens para concurso de agente penitenciário de uma prisão masculina, ou o pagamento de determinados benefícios em dinheiro somente para os reconhecidamente pobres, por exemplo.</text:p>
      <text:p text:style-name="P26">Embora o caput do Art. 5º consagra a igualdade genérica entre todos os brasileiros “sem distinção de qualquer natureza”, o primeiro inciso do Art. 5º de nossa Constituição achou por bem reforçar, em virtude das históricas injustiças contra o sexo feminino, a igualdade entre homens e mulheres.</text:p>
      <text:p text:style-name="P74">Nota-se que a expressão “nos termos dessa Constituição” indica que a Magna Carta pode estabelecer distinções que a princípio, não serão julgados à luz desse princípio <text:span text:style-name="T4">(como é o caso da isenção do serviço militar às mulheres, em tempos de paz), ao passo que a legislação inferior somente pode estabelecer as distinções que visem o estabelecimento da igualdade (tratar desigualmente os desiguais).</text:span></text:p>
      <text:p text:style-name="P74"/>
      <text:p text:style-name="P16"><text:soft-page-break/></text:p>
      <text:h text:style-name="Heading_20_3" text:outline-level="3">1.2.2 Princípio da Legalidade</text:h>
      <text:p text:style-name="Text_20_body"/>
      <text:p text:style-name="P27">Dispõe o inciso II do Art. 5º de nossa CF:</text:p>
      <text:p text:style-name="P91"><text:span text:style-name="T2">II. </text:span>Ninguém será obrigado a fazer ou deixar de fazer alguma coisa senão em virtude de lei;</text:p>
      <text:p text:style-name="P28">Sendo o Brasil um Estado democrático de direito, a lei encontra-se acima dos particulares e do próprio Estado (império da lei), sendo que a exigência de comando legal para a imposição de obrigações se caracteriza como a principal garantia do cidadão contra o arbítrio estatal e também contra a opressão por parte de outros particulares.</text:p>
      <text:p text:style-name="P29">A palavra “lei” aqui deve ser entendida no sentido <text:span text:style-name="T6">de uma das espécies normativas previstas no Art. 59 de nossa Constituição Federal:</text:span></text:p>
      <text:p text:style-name="P30">&gt; Emendas constitucionais (aprovadas, passam a integrar a Constituição Federal sem qualquer distinção em relação as normas originárias);</text:p>
      <text:p text:style-name="P30">&gt; Leis complementares;</text:p>
      <text:p text:style-name="P30">&gt; Leis ordinárias;</text:p>
      <text:p text:style-name="P30">&gt; Leis delegadas;</text:p>
      <text:p text:style-name="P31">&gt; Medidas provisórias;</text:p>
      <text:p text:style-name="P31">&gt; Decretos legislativos;</text:p>
      <text:p text:style-name="P31">&gt; Resoluções.</text:p>
      <text:p text:style-name="P32">Evidentemente, para que a lei possa impor obrigações ou restringir direitos, dever ser elaborada de acordo com as regras do processo legislativo e ser materialmente compatível com as normas constitucionais. Se tal não ocorrer, será inconstitucional, não gerando quaisquer efeitos, como se nunca se existido (efeito ex tunc da declaração de inconstitucionalidade). </text:p>
      <text:p text:style-name="P33">Diferenciação entre o Princípio da Legalidade e o Princípio da Reserva Legal</text:p>
      <text:p text:style-name="P14">Embora a maioria utilize os conceitos como sinônimos, outros, como Alexandre de Maraei e José Afonso da Silva, os distinguem.</text:p>
      <text:p text:style-name="P15">De acordo com eles, o princípio da legalidade seria mais amplo, e envolveria todas as espécies normativas previstas na Constituição Federal (conforme vimos).</text:p>
      <text:p text:style-name="P15">Ja o princípio da reserva legal ocorreria quando a Constituição reservasse o tratamento de determinada matéria à disciplina de lei formal, qu eé aquela aprovada pelo Poder Legislativo de forma solene, e excluiria, por exemplo, as Medidas Provisórias e as Leis Delegadas. Como exemplo, temos o inciso XXXIX do Art. 5º:</text:p>
      <text:p text:style-name="P34"><text:span text:style-name="T8">XXXIX. Não há crime sem lei anterior que o defina, nem pena sem prévia cominação lega</text:span><text:span text:style-name="T9">l.</text:span></text:p>
      <text:h text:style-name="Heading_20_3" text:outline-level="3"><text:soft-page-break/>1.2.3 Proibição da Tortura</text:h>
      <text:p text:style-name="P35"/>
      <text:p text:style-name="P35">Além de colocar a dignidade da pessoa humana como um dos fundamentos de nossa República, a Constituição Federal, claramente influenada pelos excessos do regime ditarorial que lhe antecedeu, expressamente declara no inciso III do Art. 5 a inadmissibilidade da tortura (tanto física como psicológica) e do tratamento desumano ou degradante:</text:p>
      <text:p text:style-name="P35">III. Ninguém será submetido a tortura nem a tratamento desumano ou degradante;</text:p>
      <text:p text:style-name="P36">Essa proibição não comporta exceção de qualquer natureza quanto à justificativa e alcança a todos indistintamente, nacionais ou não, até mesmo os criminosos e os que representam sérios riscos à sociedade; esses devem ser neutralizados, todavia sem a utilização da tortura e do tratamento indigno ou cruel.</text:p>
      <text:p text:style-name="P37">A <text:s/>norma do inciso III é completamente pelo comando do inciso XLIII.</text:p>
      <text:p text:style-name="P90"><text:span text:style-name="T2">XLIII.</text:span> A lei considerará crimes inafiançáveis e insuscetíveis de graça ou anistia a prática da tortura, o tráfico ilícito de entorpecentes e drogas afins, o terrorismo e os definidos como crimes hediondos, por eles respondendo os mandandes, os executores e os que, podendo evitá-los, se omitem;</text:p>
      <text:p text:style-name="P38">Tal dispositivo, por tratar de norma <text:span text:style-name="T13">de direito penal, é de eficácia limitada, e é, regulamentada, no que se refere à tortura, pela Lei 9.455/97, definindo a tortura como sendo o ato de constranger alguém com emprego de violência ou grave ameaça, causando-lhe sofrimento físico ou mental.</text:span></text:p>
      <text:h text:style-name="Heading_20_3" text:outline-level="3">1.2.4 Liberdade de Pensamento e Direito de Resposta</text:h>
      <text:p text:style-name="P39"/>
      <text:p text:style-name="P39">Nossa contituição prevê a plena liberdade de expressão nos incisos IV e IX de seu Art. 5º:</text:p>
      <text:p text:style-name="P114"><text:span text:style-name="T2">IV.</text:span> É livre, a manifestação do pensamento, sendo vedado o anonimato;</text:p>
      <text:p text:style-name="P114"><text:span text:style-name="T2">IX.</text:span> É livre a expressão da atividade intelectual, artística, científica e de comunicação, independentemente de censura ou licença;</text:p>
      <text:p text:style-name="P40">A manifestação do pensamento tem o significado de exterior <text:span text:style-name="T14">de ideias, e abrange todas as formas de comunicação, não podendo o Estado impor censura ou exigir licença prévia. O Estado não pode proibir ninguém de expressar seu pensamento, porém, uma vez expresso, será possívelsempre o controle de seua legalidade, através do Poder Judiciário.</text:span></text:p>
      <text:p text:style-name="P41">A liberdade de expressão, porém, está condicionada à identificação do autor, para que se evitem manifestações levianas que ofendam terceiros e para que se possa responsabilizar aqueles que as fizeram.</text:p>
      <text:p text:style-name="P41">Tal exigência, porém, não impede que o jornalista guarde o sigilo de suas fontes, respondendo ele, porém, no caso de optar por esse sigilo, por declarações injuriosas, difamatórias ou caluniosas sem base fática.</text:p>
      <text:p text:style-name="P41"><text:soft-page-break/>O inciso V assegura o direito de resposta, sem prejuízo da indenização por dano material ou moral:</text:p>
      <text:p text:style-name="P89"><text:span text:style-name="T2">V. </text:span>É assegurado o direito de resposta, proporcional ao agravo, além da indenização por dano material, moral ou à imagem;</text:p>
      <text:p text:style-name="P42">Proporcional ao agravo significa que deve ser dado à vítima o direito de resposta no mesmo veículo de comunicação e com o mesmo espaço dado à notícia injuriosa.</text:p>
      <text:h text:style-name="Heading_20_3" text:outline-level="3">1.2.5 Liberdade de Consciência e Crença Religiosa, Convicção Filosófica ou Política</text:h>
      <text:p text:style-name="Text_20_body"/>
      <text:p text:style-name="P43">Dispõe o inciso VI, do Art. 5º:</text:p>
      <text:p text:style-name="P123">VI. É inviolável a liberdade de consciência e de crença, sendo assegurado o livre exercício dos cultos religiosos e garantida, na forma da lei, a proteção aos locais de culto e a suas liturgias;</text:p>
      <text:p text:style-name="P44">O Brasil é um Estado laico (ou leigo), mas não ateu. O Estado brasileiro não pode subvencionar ou privilegiar qualquer segmento religioso, mas respeita todas as convicções religiosas.</text:p>
      <text:p text:style-name="P44">Nossa constituição garante tanto a liberdade de consciência e de crença como a liberdade de culto.</text:p>
      <text:p text:style-name="P45">Enquanto a liberdade de crença refere-se <text:span text:style-name="T15">à convicção íntima do indivíduo, a liberdade de culto refere-se à exteriorização dessa crença.</text:span></text:p>
      <text:p text:style-name="P46">E não se contenta a Carta Magna <text:span text:style-name="T16">em somente permitir a liberedade de culto, mas também garante a proteção dos locais de culto e às suas liturgias contra a ação de terceiros. Além disso, os templos são isentos do pagamento de impostos.</text:span></text:p>
      <text:p text:style-name="P47">Nessa mesma linha, temos o inci<text:span text:style-name="T17">so VII: </text:span></text:p>
      <text:p text:style-name="P115"><text:span text:style-name="T2">VII. </text:span>É assegurada, <text:span text:style-name="T18">nos termos da lei, a prestação de assistência religiosa nas entidades civis e militares de internação coletiva;</text:span></text:p>
      <text:p text:style-name="P48">Sendo o direito à religiosidade um direito fundamental do cidadão, o Estado deve garantir o exercício deste direito àqueles que estiverem custodiados sob sua responsabilidade ou de terceiros, em presidios, hospitais, casernas, manicômios, etc.</text:p>
      <text:p text:style-name="P48">A expressão “nos termos da lei” indica tratar-se de norma de eficácia limitada.</text:p>
      <text:p text:style-name="P116"><text:span text:style-name="T2">VIII.</text:span> Ninguém será privado de direitos por motivo de crença religiosa ou de convicção filosófica ou política, salvo se as invocar para eximir-se de obrigação legal a todos imposta e recusar-se a cumprir prestação alternativa, fixada em lei;</text:p>
      <text:p text:style-name="P49">O inciso VIII diz que ninguém pode ser penalizado em virtude de sua crença religiosa, convicção filosófica ou política.</text:p>
      <text:p text:style-name="P49">Existe somente uma hipótese em que isto pode ocorrer: recusa ao cumprimento de obrigação a todos imposta. Mesmo nesse caso, porém, deve-se dar ao indivíduo a oportunidade de cumprir <text:soft-page-break/>prestação alternativa prevista em lei, e somente se este se recusar a cumprir tal prestação, é que poderá sofrer a restrição de direitos.</text:p>
      <text:p text:style-name="P50">Exemplo de aplicação desse dispositivo é a recusa de determinadas pessoas em cumprir o tempo de serviço militar obrigatório por convicção filosófica, devevndo cumprir a prestação alternativa prevista na Lei 8.239/91.</text:p>
      <text:h text:style-name="Heading_20_3" text:outline-level="3">1.2.6 Direito à Privacidade e à Preservação da Honra</text:h>
      <text:p text:style-name="P51"/>
      <text:p text:style-name="P88"><text:span text:style-name="T2">X.</text:span> São invioláveis a intimidade, a vida privada, a honra e a imagem de pessoas, assegurado o direito a indenização pelo dano material ou moral decorrente de sua violação;</text:p>
      <text:p text:style-name="P52">O inciso X do Art. 5º de nossa CF, assegura a inviolabilidade da intimidade, vida privada, honra e imagem dos cidadãos, prevendo indenização em caso de violação indevida.</text:p>
      <text:p text:style-name="P52"><text:span text:style-name="T2">Intimidade: </text:span>relações subjetivas e de trato íntimo da pessoa, suas relações familiares e de amizade.</text:p>
      <text:p text:style-name="P51"><text:span text:style-name="T2">Vida privada: </text:span>os demais relacionamentos humanos, inclusive os que envolvem relações não íntimas, como relações comerciais, de trabalho, mas que dizem respeito somente ao cidadão e aos demais diretamente envolvidos.</text:p>
      <text:p text:style-name="P51">Tal princípio, porém, no que se refere à intimidade e à vida privada, deve ser relativizado quando se tratar das chamadas pessoas públicas, ou seja, pessoas que, devido ao seu ofício ou condição, estão sujeitas a uma maior exposição (art<text:span text:style-name="T19">istas, políticos, etc.).</text:span></text:p>
      <text:p text:style-name="P53">Nesses casos, embora o Judiciário entenda que tais pessoas também tenham direito à proteção à intimidade, seus limites são menos definidos do que os aplicáveis aos cidadãos comuns.</text:p>
      <text:h text:style-name="Heading_20_3" text:outline-level="3">1.2.7 Inviolabilidade do Domicílio</text:h>
      <text:p text:style-name="P59"/>
      <text:p text:style-name="P87"><text:span text:style-name="T2">XI. </text:span>A casa é asilo inviolável do indivíduo, ninguém nela podendo penetrar sem consentimento do morador, salvo em caso de flagrante delito ou desastre, ou para prestar socorro, ou, durante o dia, por determinação judicial;</text:p>
      <text:p text:style-name="P54">Com regra geral, ninguém – nem mesmo a polícia ou representante da Justiça ou mesmo o Presidente da República – pode entrar no domicílio alheio sem permissão do proprietário.</text:p>
      <text:p text:style-name="P55">No entanto, exitem quatro exceções:</text:p>
      <text:p text:style-name="P55">&gt; Caso de flagrante delito (crime que está sendo praticado);</text:p>
      <text:p text:style-name="P56">&gt; Caso de desastre (inundação, desabamento, explosão, etc.);</text:p>
      <text:p text:style-name="P56">&gt; Para prestar socorro (por exemplo, alguém que sofre um infarto);</text:p>
      <text:p text:style-name="P57">&gt; Por determinação judicial, durante o dia (nesse caso, nunca à noite).</text:p>
      <text:p text:style-name="P57"><text:soft-page-break/><text:span text:style-name="T20">Importante observar que, de acordo com o Supremo Tribunal Federal, a expressão “domicílio” abarca não somente a residência, mas qualquer local que constitua um recinto fechado ou de acesso controlado, como um escritório de advocacia, um consultório médico ou um ateliê, uma vez que o que se busca proteger é a privacidade do indivíduo.</text:span> </text:p>
      <text:h text:style-name="Heading_20_3" text:outline-level="3">1.2.8 Inviolabilidade das Comunicações</text:h>
      <text:p text:style-name="Text_20_body"/>
      <text:p text:style-name="P86"><text:span text:style-name="T2">XII. </text:span>É inviolável o sigilo da correspondência e das comunicações telegráficas, de dados e das comunicações telefônicas, salvo, no último caso, por ordem judicial, nas hipóteses e na forma que a lei estabelecer para fins de investigação criminal ou instrução processual penal;</text:p>
      <text:p text:style-name="P58">Tal garantia abrange também as comunicações por meios eletrônicos.</text:p>
      <text:p text:style-name="P58">A exceção somente se aplica às comunicações telefônicas e nos casos de investigação ou instrução penal, ou seja, em que houver suspeita de prática de crime.</text:p>
      <text:p text:style-name="P58">Por último, cabe observar que somente um juiz pode decretar a quebra de sigilo telefônico, respeitadas as condições impostas pela lei.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/>
            <text:p text:style-name="P79">FIQUE LIGADO</text:p>
            <text:p text:style-name="P78"/>
            <text:p text:style-name="P80">A jurisprudência tem admitido a possibilidade de quebra de sigilos de comunicações eletrônicas (como e-mails e SMS).</text:p>
            <text:p text:style-name="P80"/>
            <text:p text:style-name="P80">Devido à relatividade dos direitos fundamentais, a jurisprudência admite a interceptação das comunicações epistolares (por meio de cartas) emitidas por detentos, pelo responsável pela unidade prisional.</text:p>
            <text:p text:style-name="Table_20_Contents"/>
          </table:table-cell>
        </table:table-row>
      </table:table>
      <text:p text:style-name="P58"/>
      <text:h text:style-name="Heading_20_3" text:outline-level="3">1.2.9 Liberdade do Exercício de Profissão</text:h>
      <text:p text:style-name="Text_20_body"/>
      <text:p text:style-name="P85"><text:span text:style-name="T2">XIII.</text:span> É livre o exercício de qualquer trabalho, ofício ou profissão, atendidas as qualificações profssionais que a lei estabecer;</text:p>
      <text:p text:style-name="P60"><text:span text:style-name="T7">A priori, o exercício </text:span><text:span text:style-name="T10">de qualquer trabalho, ofício ou profissão é livre, não havendo a necessidade do preenchimento de qualquer requisito especial.</text:span></text:p>
      <text:p text:style-name="P61"><text:span text:style-name="T10">N</text:span><text:span text:style-name="T7">o entanto, trata-se de norma de eficácia contida, ou seja, a lei pode exigir o preenchimento de determinados requisitos </text:span><text:span text:style-name="T11">de qualificação profissional para o desempenho de determinadas atividades (por exemplo, exigir diploma para o exercício da medicina, exigir diploma em Direito e aprovação no exame OAB para o desempenho da advocacia, etc.).</text:span></text:p>
      <text:p text:style-name="P62"><text:soft-page-break/><text:span text:style-name="T11">A</text:span><text:span text:style-name="T7">ssim, se a lei não exigir expressamente a comprovação de qualificação profissional, qualquer pessoa poderá exercer qualquer atividade econômica.</text:span></text:p>
      <text:p text:style-name="P63"><text:span text:style-name="T7">No entanto, não basta a exigência de lei exigindo a qualificação, mas é necessário que tal exigência seja razoável. Assim, por exemplo, o STF decidiu, no julgamento do Recurso Extraordinário 5111961, que </text:span><text:span text:style-name="T12">a exigência de diploma universitário para o exercício da profissão de jornalista, imposta pelo Decreto-Lei 972/69, era inconstitucional.</text:span></text:p>
      <text:p text:style-name="P94"/>
      <text:h text:style-name="Heading_20_3" text:outline-level="3"/>
      <text:h text:style-name="Heading_20_3" text:outline-level="3"/>
      <text:h text:style-name="Heading_20_3" text:outline-level="3">1.2.10 Direito à Informação</text:h>
      <text:p text:style-name="P64"/>
      <text:p text:style-name="P84"><text:span text:style-name="T2">XIV. </text:span>É assegurado a todos o acesso à informação e resguardado o sigilo da fonte, quando necessário ao exercício profissional;</text:p>
      <text:p text:style-name="P65">Este inciso trata do direito de todas as pessoas de obter informações sobre os assuntos mais diversos e provenientes das mais diversas fontes. Assim, seria inconstitucional <text:span text:style-name="T21">uma lei que vedasse o acesso das pessoas a determinada fonte de informações (sites da internet, periódicos, etc.).</text:span></text:p>
      <text:p text:style-name="P66">O Estado não pode dizer a quais <text:span text:style-name="T22">informações e provenientes de quais fontes o cidadão terá acesso.</text:span></text:p>
      <text:p text:style-name="P67">Visando justamente preservar o direito à informação, a Constituição permite aos profissionais (especialmente jornalistas) não revelar a fonte de informações que divulgam.</text:p>
      <text:p text:style-name="P68">Obviamente, o direito à informaçãao não impede que informações de interesse íntimo e privado de alguém sejam protegidas do conhecimento público.</text:p>
      <text:h text:style-name="P139" text:outline-level="3">1.2.11 Direito à Locomoção Dentro do Território Nacionalidade</text:h>
      <text:p text:style-name="P70"/>
      <text:p text:style-name="P82"><text:span text:style-name="T2">XV. </text:span>É livre a locomoção no território nacional em tempo de paz, podendo qualquer pessoa, nos termos da lei, nele entrar, permanecer ou dele sair com seus bens;</text:p>
      <text:p text:style-name="P71">Não pode haver qualquer limitação à movimentação de pessoas dentro do território nacional. Assim, por exemplo, um Estado-membro da Federação não pode impor uma “tarifa de entrada” para um viajante que venha de outro Estado, nem pode exigir um “visto” para isso.</text:p>
      <text:p text:style-name="P72">Essa garantia somente pode ser relativizada em tempos de guerra ou no caso de estado de sítio.</text:p>
      <text:p text:style-name="P95">No que se refere ao ingresso de alguém de fora no território nacional, porém, a norma acima é de eficácia contida, podendo a lei estabelecer condições para aqui ingressar, aqui permanecer ou daqui sair com seus bens.</text:p>
      <text:h text:style-name="Heading_20_3" text:outline-level="3"><text:soft-page-break/>1.2.12 Direito de Reunião</text:h>
      <text:p text:style-name="Text_20_body"/>
      <text:p text:style-name="P83"><text:span text:style-name="T2">XVI. </text:span>Todos podem reunir-se pacificamente, sem armas, em locais abertos ao público, independente de autorização, desde que não frustrem outra reunião anteriormente convocada para o mesmo local, sendo apenas exigido prévio aviso à autoridade competente;</text:p>
      <text:p text:style-name="P73">Nossa constituição garante que todos podem reunir-se em locais públicos sem necessidade de solicitar autorização ao ente público.</text:p>
      <text:p text:style-name="P75">Porém, impõe algumas condições:</text:p>
      <text:p text:style-name="P75">&gt; A reunião dever ser pacífica;</text:p>
      <text:p text:style-name="P75">&gt; Os manifestantes não podem portar armas;</text:p>
      <text:p text:style-name="P75">&gt; Não devem frustrar outra manifestação anteriormente convocada para o mesmo local;</text:p>
      <text:p text:style-name="P75">&gt; Deve haver aviso prévio à autoridade competente para que esta possa, por exemplo, verificar se já não há uma reunião marcada para o mesmo local e horário, organizar o trânsito local, garantir a proteção dos que participarão da reunião, etc.</text:p>
      <text:p text:style-name="P96">Esse direito de reunião pode ser restringido nos casos de guerra, estado de defesa e estado de sítio.</text:p>
      <text:h text:style-name="Heading_20_3" text:outline-level="3">1.2.13 Direito de Associação</text:h>
      <text:p text:style-name="Text_20_body"/>
      <text:p text:style-name="P92"><text:span text:style-name="T2">XVII. </text:span>É plena a liberdade de associação para fins lícitos, vedada a de caráter paramilitar;</text:p>
      <text:p text:style-name="P76">Quando a Constituição Federal diz que é p<text:span text:style-name="T24">lena</text:span> a liberdade de associação, está a dizer que as pessoas podem se associar para os fins que desejarem, desde que não seja para fins paramilitares.</text:p>
      <text:p text:style-name="P93"><text:span text:style-name="T2">XVII. </text:span>A criação de associações e, na forma da lei, a de cooperativas independem de autorização, sendo vedada a interferência estatal em seu funcionamento;</text:p>
      <text:p text:style-name="P77">O Estado não pode interferir nas associações e cooperativas, que tem o direito de se organizarem conforme quiserem, desde que respeitem as nomas legais (por exemplo, Código Civ<text:span text:style-name="T23">il</text:span>).</text:p>
      <text:p text:style-name="P97">Além disso, o Estado não pode exigir qualquer autorização para a criação de associações. No que se refere às cooperativas, tal norma é de eficácia contida.</text:p>
      <text:p text:style-name="P117"><text:span text:style-name="T2">XIX.</text:span> As associações só poderão ser compulsoriamente dissolvidas ou ter suas atividades suspensas por decisão judicial, exigindo-se, no primeiro caso, o trânsito em julgado;</text:p>
      <text:p text:style-name="P126">Para <text:span text:style-name="T25">a suspensão (interrupção temporária das atividades) ou para a dissolução (extinção definitiva) de associações exige-se sempre uma decisão judicial.</text:span></text:p>
      <text:p text:style-name="P127">No caso da dissolução exige-se ainda que de tal decisão não caiba mais nenhum recurso, ou seja, exige-se o trânsito em julgado da decisão judicial.</text:p>
      <text:p text:style-name="P124"><text:soft-page-break/><text:span text:style-name="T2">XX. </text:span>Ninguém poderá ser compelido a associar-se ou a permanecer associado;</text:p>
      <text:p text:style-name="P128">Assim como é garantido o direito de associação, também se garante o de direito de não se associar ou de desassociar-se a qualquer momento.</text:p>
      <text:p text:style-name="P128">O desrespeito a tal preceito pode inclusive configurar crime (Art. 199 do Código Penal).</text:p>
      <text:p text:style-name="P125"><text:span text:style-name="T2">XXI.</text:span> As entidades associativas, quando expressamente autorizadas, têm legitimidade para representar seus filiados judicial ou extrajudicialmente;</text:p>
      <text:p text:style-name="P98">Permite-se às associações representar seus filiados perante terceiros e perante o próprio Judiciário <text:span text:style-name="T26">(propondo ações ações judiciais, por exemplo), desde que elas sejam expressamente autorizadas para isso, no estatuto ou sem decisão da assembleia geral.</text:span></text:p>
      <text:p text:style-name="P98"/>
      <text:h text:style-name="Heading_20_3" text:outline-level="3">1.2.14 Direito de Propriedade</text:h>
      <text:p text:style-name="Text_20_body"/>
      <text:p text:style-name="P118"><text:span text:style-name="T2">XXII.</text:span> É garantido o direito de propriedade;</text:p>
      <text:p text:style-name="P119"><text:span text:style-name="T2">XXIII. </text:span>A propriedade atenderá a sua função social;</text:p>
      <text:p text:style-name="P129">Nossa Constituição Federal reconhece o direito <text:span text:style-name="T27">de propriedade, entendido como o direito de usar, fluir e dispor da coisa. No entanto, tal direito não é absoluto.</text:span></text:p>
      <text:p text:style-name="P130">A propriedade, no entanto, deve atender sua função social, entendendo-se que o direito de propriedade não pode ser exercido em prejuízo da sociedade (manutenção de uma grande propriedade rural improdutiva, enquanto muitos não possuem terra para plantar, por exemplo).</text:p>
      <text:p text:style-name="P131">A Constituição estabelece as condições para que as propriedades urbanas e rurais atendam sua função social:</text:p>
      <text:p text:style-name="P132">Propriedade Urbana</text:p>
      <text:p text:style-name="P132"><text:span text:style-name="T2">Art. 182(</text:span>…)</text:p>
      <text:p text:style-name="P133"><text:span text:style-name="T28">§</text:span><text:span text:style-name="T29"> </text:span>2º. A propriedade urbana cumpre sua função social quando atende às exigências fundamentais de ordenação da cidade expressas no plano diretor.</text:p>
      <text:p text:style-name="P134">Propriedade Rural</text:p>
      <text:p text:style-name="P134">Art.186. A função social é cumprida quando a propriedade rural atende, simultaneamente, segundo critérios e graus de exigência estabelecidos em lei, aos seguintes requisitos:</text:p>
      <text:p text:style-name="P135"><text:span text:style-name="T2">I.</text:span> Aproveitamento racional e adequado;</text:p>
      <text:p text:style-name="P135"><text:span text:style-name="T2">II. </text:span>Utilização adequada dos recuros naturais disponíveis e preservação do meio ambiente;</text:p>
      <text:p text:style-name="P135"><text:span text:style-name="T2">III.</text:span> Observância das disposições que regulam as relações de trabalho;</text:p>
      <text:p text:style-name="P136"><text:span text:style-name="T30">IV. </text:span><text:span text:style-name="T31">Exploração que favoreça o bem-estar dos proprietários e dos trabalhadores.</text:span></text:p>
      <text:h text:style-name="P140" text:outline-level="3"><text:soft-page-break/>1.2.15 Desapropriação</text:h>
      <text:p text:style-name="P99"><text:span text:style-name="T2">XXXIV.</text:span> A lei estabelecerá o procedimento para desapropriação por necessidade ou utilidade pública, ou por interesse social, mediante justa e prévia indenização em dinheiro, ressalvados os casos previstos nesta Constituição;</text:p>
      <text:p text:style-name="P100">Desapropriação é o ato administrativo pelo qual o Estado retira a propriedade de alguém.</text:p>
      <text:p text:style-name="P101">Nossa Constituião traz <text:span text:style-name="T32">as razões pelas quais isso pode ser feito: necessidade ou utilidade pública (a coletividade precisa).</text:span></text:p>
      <text:p text:style-name="P102"><text:span text:style-name="T2">Necessidade Pública:</text:span> a administração está diante de uma situação de risco iminente;</text:p>
      <text:p text:style-name="P103"><text:span text:style-name="T2">Utilidade Pública:</text:span> a desapropriação é conveniente ao atendimento do interesse público;</text:p>
      <text:p text:style-name="P104"><text:span text:style-name="T2">Interesse Social:</text:span> finalidade de reduzir as desigualdades sociais.</text:p>
      <text:p text:style-name="P105">Nessas três hipóteses, o proprietário deverá ser desapropriado pelo desfalque sofrido em seu patrimônio.</text:p>
      <text:p text:style-name="P106">O inciso XXIV atribui à lei o procedimento da desapropriação, trazendo, porém, três requisitos em relação à indenização (salvo nos casos excepciona<text:span text:style-name="T33">dos pela própria Constituição Federal</text:span>):</text:p>
      <text:p text:style-name="P107">&gt; Deverá ser em dinheiro (<text:span text:style-name="T34">não se pode pagar com títulos públicos, como ocorre com a desapropriação para reforma agrária, por exemplo</text:span>);</text:p>
      <text:p text:style-name="P108">&gt; Deverá ser prévia (ou seja, o valor deve ser disponibilizado ao proprietário antes da desapropriação efetiva);</text:p>
      <text:p text:style-name="P109"><text:span text:style-name="T35">&gt; Deverá ser justa, correspondendo relamente ao valor do imóvel desapropriado.</text:span></text:p>
      <text:h text:style-name="Heading_20_3" text:outline-level="3">1.2.16 Requisição Administrativa</text:h>
      <text:p text:style-name="P120"><text:span text:style-name="T2">XXV.</text:span> No caso de iminente perigo público, a autoridade competente poderá usar de propriedade particular, assegurada ao proprietário indenização ulterior, se houver <text:span text:style-name="T36">dano;</text:span></text:p>
      <text:p text:style-name="P110">Aqui não se trata de desapropriação, uma vez que o dono do imóvel não perde a propriedade. Trata-se da possibilidade de a Administração Pública utilizar-se temporária e compulsoriamente de um imóvel particular, cabível somente no caso de iminente perigo público (desabamento, inundação, etc.).</text:p>
      <text:p text:style-name="P111"><text:span text:style-name="T37">O dispositivo deixa claro que somente haverá indenização se houver dado (deterioração do imóvel, lucros cessantes, etc).</text:span></text:p>
      <text:h text:style-name="P141" text:outline-level="3">1.2.17 Impenhorabilidade do Pequeno Imóvel Rural</text:h>
      <text:p text:style-name="P122"><text:span text:style-name="T2">XXVI.</text:span> A pequena propriedade rural, assim definida em lei, desde que trabalhada pela família, não será objeto de penhora para pagamento de débitos decorrentes de sua atividade produtiva, dispondo a lei sobre os meios de financiar o seu desenvolvimento;</text:p>
      <text:p text:style-name="P112"><text:soft-page-break/>Penhora é o ato judicial através do qual é tomada a propriedade de um bem para pagamento de alguma dívida.</text:p>
      <text:p text:style-name="P113"><text:span text:style-name="T38">O inciso XXVI proíbe que a pequena propriedade rural (cuja definição cabe à lei), que seja trabalhada pela família (sem utilização de mão de obra de terceiros), sofra penhora para quitar débitos decorrentes de sua própria atividade produtiva.</text:span></text:p>
      <text:h text:style-name="Heading_20_3" text:outline-level="3">1.2.18 Direitos dos Autores</text:h>
      <text:p text:style-name="P121"><text:span text:style-name="T2">XXVII.</text:span> Aos autores pertence o direito exclusivo de utilização, publicação ou reprodução de suas obras, transmissível aos herdeiros pelo tempo que a lei fixar;</text:p>
      <text:p text:style-name="P137">Os autores de obras literárias <text:s/>e artísticas possuem direitos perpétuos sobre as suas obras (mas que podem ser transmitidos a terceiros, se aqueles assim concordarem).</text:p>
      <text:p text:style-name="P138">Além disso, seus herdeiros também terão esses mesmos direitos, porém, nesse caso, por tempo limitado, estabelecido em lei ordinária.</text:p>
      <text:h text:style-name="Heading_20_3" text:outline-level="3"><text:soft-page-break/>1.2.19 Direitos de Participação</text:h>
      <text:h text:style-name="Heading_20_3" text:outline-level="3">1.2.20 Direitos do Inventor e Poteção da Marca</text:h>
      <text:h text:style-name="Heading_20_3" text:outline-level="3">1.2.21 Direitos Relativos à Sucessão Causa Mortis</text:h>
      <text:h text:style-name="Heading_20_3" text:outline-level="3">1.2.22 Diretos do Consumidor</text:h>
      <text:h text:style-name="Heading_20_3" text:outline-level="3">1.2.23 Direito à Obtenção de Inormações de Órgãos Públicos </text:h>
      <text:h text:style-name="Heading_20_3" text:outline-level="3">1.2.24 Direito de Petição e Obtenção de Certidões</text:h>
      <text:h text:style-name="Heading_20_3" text:outline-level="3">1.2.25 Apreciação de Lesão ou Ameaça de Lesão pelo Poder Judiciário</text:h>
      <text:h text:style-name="Heading_20_3" text:outline-level="3">1.2.26 Direito Adquirido, Ato Judiciário Perfeito e Coisa Julgada</text:h>
      <text:h text:style-name="Heading_20_3" text:outline-level="3">1.2.27 Proibição de Juízo de Exceção</text:h>
      <text:h text:style-name="Heading_20_3" text:outline-level="3">1.2.28 Júri Popular</text:h>
      <text:h text:style-name="Heading_20_3" text:outline-level="3">1.2.29 Princípio da Reserva Legal Penal ou Princípio da Legalidade do Direito Penal</text:h>
      <text:h text:style-name="Heading_20_3" text:outline-level="3">1.2.30 Princípio da Irretroatividade da Lei Penal</text:h>
      <text:h text:style-name="Heading_20_3" text:outline-level="3">1.2.31 Atentado aos Direitos e Liberdades Fundamentais</text:h>
      <text:h text:style-name="Heading_20_3" text:outline-level="3">1.2.32 Combate ao Racismo</text:h>
      <text:h text:style-name="Heading_20_3" text:outline-level="3">1.2.33 Combate à Tortura, Tráfico de Drogas, Terrorismo, Crimes Hediondos e Cometidos por Entidades Paramilitares</text:h>
      <text:h text:style-name="Heading_20_3" text:outline-level="3">1.2.34 Intransferibilidade da Pena</text:h>
      <text:h text:style-name="Heading_20_3" text:outline-level="3">1.2.35 Individualização e tipos de Penas</text:h>
      <text:h text:style-name="Heading_20_3" text:outline-level="3">1.2.36 Penas Proibidas</text:h>
      <text:h text:style-name="Heading_20_3" text:outline-level="3">1.2.37 Direitos dos Sentenciados</text:h>
      <text:h text:style-name="Heading_20_3" text:outline-level="3">1.2.38 Extradição </text:h>
      <text:h text:style-name="Heading_20_3" text:outline-level="3">1.2.39 Disposições Processuais</text:h>
      <text:h text:style-name="Heading_20_3" text:outline-level="3">1.2.40 Presunção de Inocência</text:h>
      <text:h text:style-name="Heading_20_3" text:outline-level="3"><text:soft-page-break/>1.2.41 Vedação de Identificação Criminal ao Civilmente Identificado</text:h>
      <text:h text:style-name="Heading_20_3" text:outline-level="3">1.2.42 Ação Penal Privada Subsidiária</text:h>
      <text:h text:style-name="Heading_20_3" text:outline-level="3">1.2.43 Publicidade dos Atos Processuais</text:h>
      <text:p text:style-name="P69"/>
      <text:h text:style-name="Heading_20_2" text:outline-level="2">1.3 Hipóteses de Prisã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8:50:13.436962181</meta:creation-date>
    <dc:date>2017-12-05T10:39:26.139159944</dc:date>
    <meta:editing-duration>PT9H17M24S</meta:editing-duration>
    <meta:editing-cycles>243</meta:editing-cycles>
    <meta:generator>LibreOffice/5.1.6.2$Linux_X86_64 LibreOffice_project/10m0$Build-2</meta:generator>
    <meta:document-statistic meta:table-count="1" meta:image-count="0" meta:object-count="0" meta:page-count="15" meta:paragraph-count="218" meta:word-count="4230" meta:character-count="27853" meta:non-whitespace-character-count="23830"/>
  </office:meta>
</office:document-meta>
</file>